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paragraph-properties>
        <style:tab-stops>
          <style:tab-stop style:position="0.7398in"/>
        </style:tab-stops>
      </style:paragraph-properties>
      <style:text-properties fo:font-size="18pt" style:font-size-asian="15.75pt" style:font-size-complex="18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0.7398in"/>
        </style:tab-stops>
      </style:paragraph-properties>
      <style:text-properties fo:font-size="16pt" style:font-size-asian="16pt" style:font-size-complex="16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text-properties fo:font-size="18pt" style:font-size-asian="15.75pt" style:font-size-complex="18pt"/>
    </style:style>
    <style:style style:name="P7" style:family="paragraph" style:parent-style-name="Standard" style:list-style-name="L1">
      <style:text-properties fo:font-size="18pt" style:font-size-asian="15.75pt" style:font-size-complex="18pt"/>
    </style:style>
    <style:style style:name="P8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5"><text:s/></text:span><text:span text:style-name="T6">Resume</text:span></text:p>
      <text:p text:style-name="P4"><text:s text:c="2"/><text:span text:style-name="T4">Yolanda M.B Gibbons</text:span></text:p>
      <text:p text:style-name="P4"><text:s/><text:span text:style-name="T4"><text:s/>PERSONAL DETAIL</text:span></text:p>
      <text:p text:style-name="P4"><text:s text:c="2"/>Address: <text:s text:c="3"/>Nelson Rd Commonwealth Dr. Freeport</text:p>
      <text:p text:style-name="P4"><text:s text:c="2"/>Phone: <text:s text:c="6"/>684-0745</text:p>
      <text:p text:style-name="P3"><text:s text:c="2"/>Date of Birth <text:s/>6<text:span text:style-name="T3">th</text:span> June 1974</text:p>
      <text:p text:style-name="P3"><text:s text:c="2"/>Marital Status: Single</text:p>
      <text:p text:style-name="P3"><text:s/></text:p>
      <text:p text:style-name="P3"><text:s/><text:span text:style-name="T4">EDUCATIONAL AND TRAINING</text:span></text:p>
      <text:p text:style-name="P3"><text:s/>Eastern Community College <text:s text:c="34"/>20<text:span text:style-name="T3">th</text:span> June 2001</text:p>
      <text:p text:style-name="P3"><text:s/>Computer Literacy Training <text:s text:c="48"/>Grade A</text:p>
      <text:p text:style-name="P3"><text:s/>Ms Word, Access, Power Point,Excel Disk Management <text:s text:c="3"/>Grade A</text:p>
      <text:p text:style-name="P3"><text:s/>Eastern Community College <text:s text:c="35"/>19<text:span text:style-name="T3">th</text:span> July 2002</text:p>
      <text:p text:style-name="P3"><text:s/>Cashier</text:p>
      <text:p text:style-name="P3"><text:s/>YTEPP Limited <text:s text:c="56"/>Aug-Dec 1996</text:p>
      <text:p text:style-name="P3"><text:s/>Vocational Skills &amp; Career Enhancement</text:p>
      <text:p text:style-name="P3"><text:s/>Carapichaima Senior Comprehensive</text:p>
      <text:p text:style-name="P3"><text:s/>Hair Dressing</text:p>
      <text:p text:style-name="P3"/>
      <text:p text:style-name="P3"><text:s/>YTEPP Limited <text:s text:c="54"/>Jan- 1<text:span text:style-name="T3">st</text:span>May 1996</text:p>
      <text:p text:style-name="P3"><text:s/>Carapichaima Senior Comprehensive</text:p>
      <text:p text:style-name="P3"><text:s/>Micro Entrepreneurship</text:p>
      <text:p text:style-name="P3"/>
      <text:p text:style-name="P3"><text:s/>Ministry of Education YTEPP Limited <text:s text:c="2"/>10<text:span text:style-name="T3">th</text:span> Oct - 14<text:span text:style-name="T3">th</text:span> July 1995</text:p>
      <text:p text:style-name="P3"><text:s/>Beauty Therapy </text:p>
      <text:p text:style-name="P3"><text:s/></text:p>
      <text:p text:style-name="P3"><text:s/>Carapichaima Junior Secondary</text:p>
      <text:p text:style-name="P3"><text:s/>14 Plus</text:p>
      <text:p text:style-name="P3"><text:s/>CXC </text:p>
      <text:p text:style-name="P3"><text:s/>Human &amp;Social Biology <text:s text:c="36"/>Grade 3</text:p>
      <text:p text:style-name="P3"><text:s/>English A <text:s text:c="60"/>Grade 3</text:p>
      <text:p text:style-name="P3">Principals of Business <text:s text:c="41"/>Grade 3</text:p>
      <text:p text:style-name="P3">Social Studies <text:s text:c="54"/>Grade 3</text:p>
      <text:p text:style-name="P3">Office Administration <text:s text:c="41"/>Grade 3</text:p>
      <text:p text:style-name="P1"><text:s/></text:p>
      <text:p text:style-name="P8"/>
      <text:p text:style-name="P8"><text:soft-page-break/>WORK EXPERIENCE</text:p>
      <text:p text:style-name="P1"><text:s/>Main Stream Food <text:s/>Ltd <text:s text:c="34"/>Jan 2009-2013</text:p>
      <text:p text:style-name="P1"><text:s/>(Supervisor)</text:p>
      <text:p text:style-name="P1"><text:s text:c="2"/>Subway Price Plaza </text:p>
      <text:p text:style-name="P1"><text:s/></text:p>
      <text:p text:style-name="P1"><text:s/>Geneva Enterprise Ltd-Arena Road Freeport <text:s text:c="2"/>2006-2007</text:p>
      <text:p text:style-name="P1"><text:s/>Operating Recycling Machine – 673-4719</text:p>
      <text:p text:style-name="P1"><text:s/></text:p>
      <text:p text:style-name="P1"><text:s/>Carib Brewery <text:s text:c="50"/>2007-2008</text:p>
      <text:p text:style-name="P1"><text:s/>(Contact Labourer)</text:p>
      <text:p text:style-name="P1"><text:s/></text:p>
      <text:p text:style-name="P1"><text:s/>Reesal Industries Ltd-Mission Road Freeport <text:s text:c="2"/>2002-2006</text:p>
      <text:p text:style-name="P1"><text:s/>Distribution of Products- Worked on delivery vehicle</text:p>
      <text:p text:style-name="P1"><text:s/>673-0014</text:p>
      <text:p text:style-name="P1"/>
      <text:p text:style-name="P1"><text:s/>Port Workers Canteen- Port of Spain <text:s text:c="16"/>1996-2002</text:p>
      <text:p text:style-name="P1"><text:s/>Kitchen Assistant </text:p>
      <text:p text:style-name="P1"><text:s/></text:p>
      <text:p text:style-name="Standard"><text:span text:style-name="T1"><text:s/></text:span><text:span text:style-name="T2">INTEREST</text:span></text:p>
      <text:p text:style-name="P1"><text:s/>Reading, Traveling, Socializing</text:p>
      <text:p text:style-name="P1"/>
      <text:p text:style-name="Standard"><text:span text:style-name="T1"><text:s/></text:span><text:span text:style-name="T2">REFERENCES</text:span></text:p>
      <text:list xml:id="list2137181277" text:style-name="L1">
        <text:list-item>
          <text:p text:style-name="P7">Patricia Simons- Laboratory Technician <text:s text:c="5"/>637-1123 cell# : 620-2109</text:p>
        </text:list-item>
        <text:list-item>
          <text:p text:style-name="P7">Dr. Vernon Scoon- Doctor Cascade, St Ann 624-1729 cell#: 767-366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3:52:03</meta:creation-date>
    <dc:date>2013-03-14T12:56:32</dc:date>
    <meta:editing-duration>PT22M3S</meta:editing-duration>
    <meta:editing-cycles>3</meta:editing-cycles>
    <meta:generator>LibreOffice/3.4$Linux LibreOffice_project/340m1$Build-402</meta:generator>
    <meta:document-statistic meta:table-count="0" meta:image-count="0" meta:object-count="0" meta:page-count="2" meta:paragraph-count="55" meta:word-count="194" meta:character-count="1998" meta:non-whitespace-character-count="1209"/>
  </office:meta>
</office:document-meta>
</file>